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e881" officeooo:paragraph-rsid="001ae8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home/iftekar/smb:/192.168.0.131/htdocs/gonnahapp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0:10:01.144548281</meta:creation-date>
    <dc:date>2015-09-23T10:10:23.857924203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51" meta:non-whitespace-character-count="51"/>
    <meta:generator>LibreOffice/4.4.2.2$Linux_X86_64 LibreOffice_project/40m0$Build-2</meta:generator>
  </office:meta>
</office:document-meta>
</file>